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39360F2A9967B11B796.png" manifest:media-type="image/png"/>
  <manifest:file-entry manifest:full-path="Pictures/1000000000000148000001483A4FA49D795D4B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ExtraLight" svg:font-family="'Source Sans Pro ExtraLight'" style:font-adornments="ExtraLight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 style:master-page-name="">
      <style:paragraph-properties style:page-number="auto" fo:padding="0.0201in" fo:border-left="none" fo:border-right="none" fo:border-top="0.06pt solid #737b7e" fo:border-bottom="none" style:shadow="none"/>
      <style:text-properties fo:color="#737b7e" officeooo:rsid="002c28da" officeooo:paragraph-rsid="002c28da"/>
    </style:style>
    <style:style style:name="P2" style:family="paragraph" style:parent-style-name="Subtitle" style:master-page-name="">
      <style:paragraph-properties fo:text-align="start" style:justify-single-word="false" style:page-number="auto" fo:padding="0in" fo:border="none" style:shadow="none"/>
      <style:text-properties officeooo:rsid="00d281f4" officeooo:paragraph-rsid="00d281f4"/>
    </style:style>
    <style:style style:name="P3" style:family="paragraph" style:parent-style-name="Text_20_body" style:master-page-name="">
      <style:paragraph-properties style:page-number="auto"/>
      <style:text-properties officeooo:rsid="00c86ade" officeooo:paragraph-rsid="0037e76b"/>
    </style:style>
    <style:style style:name="P4" style:family="paragraph" style:parent-style-name="Text_20_body">
      <style:text-properties officeooo:rsid="0001ced1" officeooo:paragraph-rsid="0001ced1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7" style:family="paragraph" style:parent-style-name="Title">
      <style:paragraph-properties fo:text-align="start" style:justify-single-word="false"/>
      <style:text-properties officeooo:rsid="00d281f4" officeooo:paragraph-rsid="00d281f4"/>
    </style:style>
    <style:style style:name="P8" style:family="paragraph" style:parent-style-name="Heading_20_1" style:list-style-name="">
      <style:paragraph-properties fo:break-before="page"/>
      <style:text-properties officeooo:rsid="0036a33a" officeooo:paragraph-rsid="0036a33a"/>
    </style:style>
    <style:style style:name="T1" style:family="text">
      <style:text-properties officeooo:rsid="00d281f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965in, 0in, 0.956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fbeelding"/>
      </text:sequence-decls>
      <text:p text:style-name="P7"><draw:frame draw:style-name="fr1" draw:name="Image1" text:anchor-type="paragraph" svg:x="5.0618in" svg:y="0.1925in" svg:width="1.6646in" svg:height="0.9075in" draw:z-index="0"><draw:image xlink:href="Pictures/1000000000000148000001483A4FA49D795D4B6B.png" xlink:type="simple" xlink:show="embed" xlink:actuate="onLoad"/></draw:frame>&lt;titel&gt;</text:p>
      <text:p text:style-name="P2"><draw:frame draw:style-name="fr2" draw:name="Image20" text:anchor-type="paragraph" svg:y="1.6701in" svg:width="5.2311in" svg:height="4.4319in" draw:z-index="1"><draw:image xlink:href="Pictures/10000201000004380000039360F2A9967B11B796.png" xlink:type="simple" xlink:show="embed" xlink:actuate="onLoad"/></draw:frame>&lt;sub-titel&gt;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Inhoudsopgave</text:p>
          </text:index-title>
          <text:p text:style-name="P6"><text:a xlink:type="simple" xlink:href="#__RefHeading___Toc776_2040288527" text:style-name="Index_20_Link" text:visited-style-name="Index_20_Link">Inleiding<text:tab/>3</text:a></text:p>
        </text:index-body>
      </text:table-of-content>
      <text:p text:style-name="Standard"/>
      <text:h text:style-name="P8" text:outline-level="1"><text:bookmark-start text:name="__RefHeading___Toc776_2040288527"/>Inleiding<text:bookmark-end text:name="__RefHeading___Toc776_2040288527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 ExtraLight" svg:font-family="'Source Sans Pro ExtraLight'" style:font-adornments="ExtraLight" style:font-family-generic="swiss" style:font-pitch="variable"/>
    <style:font-face style:name="Source Sans Pro Light" svg:font-family="'Source Sans Pro Light'" style:font-adornments="Light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 Light" fo:font-family="'Source Sans Pro Light'" style:font-style-name="Light" style:font-family-generic="swiss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fo:color="#03939c"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  <style:text-properties style:font-name="Source Sans Pro Light" fo:font-family="'Source Sans Pro Light'" style:font-style-name="Light" style:font-family-generic="swiss" style:font-pitch="variable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color="#737b7e" style:font-name="Source Sans Pro ExtraLight" fo:font-family="'Source Sans Pro ExtraLight'" style:font-style-name="ExtraLight" style:font-family-generic="swiss" style:font-pitch="variable" fo:font-size="18pt" fo:font-weight="150" style:text-blinking="false" style:font-size-asian="18pt" style:font-size-complex="18pt" text:display="tru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737b7e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3939c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737b7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737b7e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  <style:text-properties style:font-name="Source Sans Pro Light" fo:font-family="'Source Sans Pro Light'" style:font-style-name="Light" style:font-family-generic="swiss" style:font-pitch="variable" fo:font-weight="25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  <style:text-properties style:font-name="Source Sans Pro Light" fo:font-family="'Source Sans Pro Light'" style:font-style-name="Light" style:font-family-generic="swiss" style:font-pitch="variable" fo:font-weight="25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style:font-name="Source Sans Pro Light" fo:font-family="'Source Sans Pro Light'" style:font-style-name="Light" style:font-family-generic="swiss" style:font-pitch="variable" fo:font-weight="250" style:font-size-asian="10.5pt"/>
    </style:style>
    <style:style style:name="Afbeelding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style:page-number="auto" fo:padding="0.0201in" fo:border-left="none" fo:border-right="none" fo:border-top="0.06pt solid #737b7e" fo:border-bottom="none" style:shadow="none"/>
      <style:text-properties fo:color="#737b7e" officeooo:rsid="002c28da" officeooo:paragraph-rsid="002c28da"/>
    </style:style>
    <style:style style:name="MT1" style:family="text">
      <style:text-properties officeooo:rsid="00d281f4"/>
    </style:style>
    <style:page-layout style:name="Mpm1">
      <style:page-layout-properties fo:page-width="8.2701in" fo:page-height="11.6902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&lt;sub-titel&gt;</text:span><text:tab/><text:tab/><text:page-number text:select-page="current">3</text:page-number> / <text:page-count>3</text:page-count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2:39:31.583815019</meta:creation-date>
    <meta:editing-duration>P0D</meta:editing-duration>
    <meta:editing-cycles>1</meta:editing-cycles>
    <meta:generator>LibreOffice/5.2.6.2$Linux_X86_64 LibreOffice_project/20$Build-2</meta:generator>
    <dc:title>RazorBit</dc:title>
    <meta:document-statistic meta:table-count="0" meta:image-count="2" meta:object-count="0" meta:page-count="3" meta:paragraph-count="6" meta:word-count="10" meta:character-count="69" meta:non-whitespace-character-count="64"/>
    <meta:template xlink:type="simple" xlink:actuate="onRequest" xlink:title="RazorBit" xlink:href="../RazorBit.ott" meta:date="2017-04-13T12:39:31.064963908"/>
  </office:meta>
</office:document-meta>
</file>